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pr1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1.997cm" fo:min-width="0cm" fo:padding-top="0.127cm" fo:padding-bottom="0.127cm" fo:padding-left="0.254cm" fo:padding-right="0.254cm" fo:wrap-option="wrap"/>
    </style:style>
    <style:style style:name="pr2" style:family="presentation" style:parent-style-name="預設-subtitle">
      <style:graphic-properties draw:stroke="none" draw:fill="none" draw:fill-color="#ffffff" draw:textarea-horizontal-align="justify" draw:textarea-vertical-align="top" draw:auto-grow-height="true" draw:auto-grow-width="false" fo:min-height="2.723cm" fo:min-width="0cm" fo:padding-top="0.127cm" fo:padding-bottom="0.127cm" fo:padding-left="0.254cm" fo:padding-right="0.254cm" fo:wrap-option="wrap"/>
    </style:style>
    <style:style style:name="pr3" style:family="presentation" style:parent-style-name="預設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4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2.52cm" fo:min-width="0cm" fo:padding-top="0.127cm" fo:padding-bottom="0.127cm" fo:padding-left="0.254cm" fo:padding-right="0.254cm" fo:wrap-option="wrap"/>
    </style:style>
    <style:style style:name="pr5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0.092cm" fo:min-width="0cm" fo:padding-top="0.127cm" fo:padding-bottom="0.127cm" fo:padding-left="0.254cm" fo:padding-right="0.254cm" fo:wrap-option="wrap"/>
    </style:style>
    <style:style style:name="pr6" style:family="presentation" style:parent-style-name="預設-title">
      <style:graphic-properties draw:stroke="none" draw:fill="none" draw:fill-color="#ffffff" draw:textarea-horizontal-align="justify" draw:textarea-vertical-align="middle" draw:auto-grow-height="true" draw:auto-grow-width="false" fo:min-height="1.639cm" fo:min-width="0cm" fo:padding-top="0.127cm" fo:padding-bottom="0.127cm" fo:padding-left="0.254cm" fo:padding-right="0.254cm" fo:wrap-option="wrap"/>
    </style:style>
    <style:style style:name="pr7" style:family="presentation" style:parent-style-name="預設-title">
      <style:graphic-properties draw:stroke="none" draw:fill="none" draw:fill-color="#ffffff" draw:textarea-horizontal-align="justify" draw:textarea-vertical-align="middle" draw:auto-grow-height="true" draw:auto-grow-width="false" fo:min-height="2.52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2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P1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T1" style:family="text">
      <style:text-properties fo:color="#003366" fo:language="en" fo:country="US" style:language-asian="zh" style:country-asian="TW"/>
    </style:style>
    <style:style style:name="T2" style:family="text">
      <style:text-properties fo:color="#006666" fo:language="en" fo:country="US" fo:font-weight="bold" style:language-asian="zh" style:country-asian="TW" style:font-weight-asian="bold" style:font-weight-complex="bold"/>
    </style:style>
    <style:style style:name="T3" style:family="text">
      <style:text-properties fo:color="#006666" fo:language="en" fo:country="US" style:language-asian="zh" style:country-asian="TW"/>
    </style:style>
    <style:style style:name="T4" style:family="text">
      <style:text-properties fo:font-family="'Times New Roman'" style:font-family-generic="roman" style:font-pitch="variable" fo:font-size="12pt" fo:language="en" fo:country="US" style:font-size-asian="12pt" style:language-asian="zh" style:country-asian="TW" style:font-size-complex="12pt"/>
    </style:style>
    <style:style style:name="T5" style:family="text">
      <style:text-properties fo:language="en" fo:country="US" style:language-asian="zh" style:country-asian="TW"/>
    </style:style>
    <style:style style:name="T6" style:family="text">
      <style:text-properties fo:font-family="'Arial Black'" style:font-family-generic="swiss" style:font-pitch="variable" fo:language="en" fo:country="US" style:language-asian="zh" style:country-asian="TW"/>
    </style:style>
    <style:style style:name="T7" style:family="text">
      <style:text-properties fo:font-size="24pt" fo:language="en" fo:country="US" style:font-size-asian="24pt" style:language-asian="zh" style:country-asian="TW" style:font-size-complex="24pt"/>
    </style:style>
    <style:style style:name="T8" style:family="text">
      <style:text-properties fo:color="#003366" fo:font-size="20pt" fo:language="en" fo:country="US" style:font-size-asian="20pt" style:language-asian="zh" style:country-asian="TW" style:font-size-complex="20pt"/>
    </style:style>
    <style:style style:name="T9" style:family="text">
      <style:text-properties fo:language="en" fo:country="US" fo:font-style="italic" fo:font-weight="bold" style:language-asian="zh" style:country-asian="TW" style:font-style-asian="italic" style:font-weight-asian="bold" style:font-style-complex="italic" style:font-weight-complex="bold"/>
    </style:style>
    <style:style style:name="T10" style:family="text">
      <style:text-properties fo:font-size="20pt" fo:language="en" fo:country="US" fo:font-weight="bold" style:font-size-asian="20pt" style:language-asian="zh" style:country-asian="TW" style:font-weight-asian="bold" style:font-size-complex="20pt" style:font-weight-complex="bold"/>
    </style:style>
    <style:style style:name="T11" style:family="text">
      <style:text-properties fo:language="en" fo:country="US" fo:font-weight="bold" style:language-asian="zh" style:country-asian="TW" style:font-weight-asian="bold" style:font-weight-complex="bold"/>
    </style:style>
    <style:style style:name="T12" style:family="text">
      <style:text-properties fo:font-size="14pt" fo:language="en" fo:country="US" style:font-size-asian="14pt" style:language-asian="zh" style:country-asian="TW" style:font-size-complex="14pt"/>
    </style:style>
    <style:style style:name="T13" style:family="text">
      <style:text-properties fo:font-size="32pt" fo:language="en" fo:country="US" style:font-size-asian="32pt" style:language-asian="zh" style:country-asian="TW" style:font-size-complex="32pt"/>
    </style:style>
    <style:style style:name="T14" style:family="text">
      <style:text-properties fo:font-size="32pt" fo:language="en" fo:country="US" fo:font-weight="normal" style:font-size-asian="32pt" style:language-asian="zh" style:country-asian="TW" style:font-weight-asian="normal" style:font-size-complex="32pt" style:font-weight-complex="normal"/>
    </style:style>
    <style:style style:name="T15" style:family="text">
      <style:text-properties fo:font-size="20pt" fo:language="en" fo:country="US" style:font-size-asian="20pt" style:language-asian="zh" style:country-asian="TW" style:font-size-complex="20pt"/>
    </style:style>
    <style:style style:name="T16" style:family="text">
      <style:text-properties fo:language="en" fo:country="US" fo:font-weight="normal" style:language-asian="zh" style:country-asian="TW" style:font-weight-asian="normal" style:font-weight-complex="normal"/>
    </style:style>
    <style:style style:name="T17" style:family="text">
      <style:text-properties fo:font-size="24pt" fo:language="en" fo:country="US" fo:font-weight="bold" style:font-size-asian="24pt" style:language-asian="zh" style:country-asian="TW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6">
      <text:list-level-style-bullet text:level="1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7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L8">
      <text:list-level-style-number text:level="1" style:num-format="">
        <style:list-level-properties/>
        <style:text-properties fo:color="#003366" fo:font-size="75%"/>
      </text:list-level-style-number>
      <text:list-level-style-bullet text:level="2" text:bullet-char="–">
        <style:list-level-properties text:space-before="1.27cm" text:min-label-width="0.793cm"/>
        <style:text-properties fo:font-family="標楷體" style:font-family-generic="script" style:font-pitch="fixed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標楷體" style:font-family-generic="script" style:font-pitch="fixed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預設" presentation:use-date-time-name="dtd1">
        <draw:frame presentation:style-name="pr1" draw:text-style-name="P2" draw:layer="layout" svg:width="18.063cm" svg:height="2.251cm" svg:x="4.673cm" svg:y="2.684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家庭照顧者的需要與協助</text:span></text:p>
              </text:list-header>
            </text:list>
          </draw:text-box>
        </draw:frame>
        <draw:frame presentation:style-name="pr2" draw:text-style-name="P2" draw:layer="layout" svg:width="8.718cm" svg:height="4.302cm" svg:x="13.101cm" svg:y="12.925cm">
          <draw:text-box>
            <text:list text:style-name="L2">
              <text:list-header>
                <text:p text:style-name="P3"><text:span text:style-name="T2">講師：張簡稜剛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5">課程目的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由於照顧服務員執行業務時，一定會面對案主</text:span><text:span text:style-name="T5">(</text:span><text:span text:style-name="T5">失能者</text:span><text:span text:style-name="T5">)</text:span><text:span text:style-name="T5">與其主要照顧者</text:span><text:span text:style-name="T5">(</text:span><text:span text:style-name="T5">通常為家屬</text:span><text:span text:style-name="T5">)</text:span><text:span text:style-name="T5">，所以本課程會介紹失能者，與主要照顧者會面對的問題，並說明如何支持他們的方法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2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預設" presentation:use-date-time-name="dtd1">
        <draw:frame presentation:style-name="pr6" draw:text-style-name="P2" draw:layer="layout" svg:width="8.109cm" svg:height="1.893cm" svg:x="2.253cm" svg:y="3.263cm" presentation:class="title" presentation:user-transformed="true">
          <draw:text-box>
            <text:list text:style-name="L4">
              <text:list-header>
                <text:p text:style-name="P7"><text:span text:style-name="T6">內容大綱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8"><text:span text:style-name="T6">失能者的問題</text:span></text:p>
              </text:list-item>
              <text:list-item>
                <text:p text:style-name="P8"><text:span text:style-name="T6">家庭照護者的問題與壓力來源</text:span></text:p>
              </text:list-item>
              <text:list-item>
                <text:p text:style-name="P6"><text:span text:style-name="T5">協助家庭主要照顧者因應壓力的方法</text:span></text:p>
                <text:p text:style-name="P6"><text:span text:style-name="T5"/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者的定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量測患者失能程度的指標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日常生活活動</text:span><text:span text:style-name="T5">(ADLs)</text:span></text:p>
                    <text:list>
                      <text:list-item>
                        <text:p text:style-name="P10"><text:span text:style-name="T5">進食</text:span><text:span text:style-name="T5">(</text:span><text:span text:style-name="T5">用餐、吃飯</text:span><text:span text:style-name="T5">)</text:span><text:span text:style-name="T5">、穿衣、沐浴</text:span><text:span text:style-name="T5">(</text:span><text:span text:style-name="T5">洗、擦澡</text:span><text:span text:style-name="T5">)</text:span><text:span text:style-name="T5">、如廁</text:span><text:span text:style-name="T5">(</text:span><text:span text:style-name="T5">大、小便</text:span><text:span text:style-name="T5">)</text:span><text:span text:style-name="T5">、移位</text:span><text:span text:style-name="T5">(</text:span><text:span text:style-name="T5">上、下床；上、下椅子</text:span><text:span text:style-name="T5">)</text:span><text:span text:style-name="T5">、室內走動、整理儀容</text:span></text:p>
                      </text:list-item>
                    </text:list>
                  </text:list-item>
                  <text:list-item>
                    <text:p text:style-name="P9"><text:span text:style-name="T5">輔助性日常生活活動</text:span><text:span text:style-name="T5">(IADLs)</text:span></text:p>
                    <text:list>
                      <text:list-item>
                        <text:p text:style-name="P10"><text:span text:style-name="T5">備餐</text:span><text:span text:style-name="T5">(</text:span><text:span text:style-name="T5">煮飯</text:span><text:span text:style-name="T5">)</text:span><text:span text:style-name="T5">、洗衣服理財</text:span><text:span text:style-name="T5">(</text:span><text:span text:style-name="T5">付帳、算錢、找錢</text:span><text:span text:style-name="T5">)</text:span><text:span text:style-name="T5">、吃藥、打電話、操作輕鬆家事 外出購物</text:span><text:span text:style-name="T5">(</text:span><text:span text:style-name="T5">買日常用品</text:span><text:span text:style-name="T5">)</text:span><text:span text:style-name="T5">、搭乘公共交通工具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文字方塊 3" draw:style-name="gr3" draw:text-style-name="P2" draw:layer="layout" svg:width="16.22cm" svg:height="1.023cm" svg:x="2.488cm" svg:y="17.264cm">
          <text:list text:style-name="L7">
            <text:list-header>
              <text:p text:style-name="P5"><text:span text:style-name="T5">ADLs : Activities of daily living. IADLs : Instrument AD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者的定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9"><text:span text:style-name="T7">失能者至少有一項日常生活活動，或輔助性日常生活活動功能障礙</text:span></text:p>
              </text:list-item>
              <text:list-item>
                <text:p text:style-name="P9"><text:span text:style-name="T7">常用的失能程度量表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<text:a xlink:href="http://son.uth.tmc.edu/coa/FDGN_1/RESOURCES/ADLandIADL.pdf">Katz ADL scale</text:a></text:span></text:p>
                  </text:list-item>
                  <text:list-item>
                    <text:p text:style-name="P10"><text:span text:style-name="T8"><text:a xlink:href="http://www.abramsoncenter.org/PRI/documents/IADL.pdf">Lawton IADL scale</text:a>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7"/></text:p>
                <text:p text:style-name="P9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5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失能老人的照顧者</text:span></text:p>
              </text:list-header>
            </text:list>
          </draw:text-box>
        </draw:frame>
        <draw:frame presentation:style-name="pr5" draw:text-style-name="P2" draw:layer="layout" svg:width="21.37cm" svg:height="12.27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配偶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男性（配偶）</text:span></text:p>
                  </text:list-item>
                  <text:list-item>
                    <text:p text:style-name="P9"><text:span text:style-name="T5">女性（媳婦，兒子多於配偶）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女兒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在美國，照顧多於媳婦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媳婦</text:span></text:p>
              </text:list-item>
              <text:list-item>
                <text:p text:style-name="P6"><text:span text:style-name="T5">兒子</text:span></text:p>
              </text:list-item>
              <text:list-item>
                <text:p text:style-name="P6"><text:span text:style-name="T5">其他親人</text:span></text:p>
              </text:list-item>
              <text:list-item>
                <text:p text:style-name="P6"><text:span text:style-name="T5">非親人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6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5">台灣家庭照顧者之特性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女性（</text:span><text:span text:style-name="T5">70-80%</text:span><text:span text:style-name="T5">） </text:span></text:p>
              </text:list-item>
              <text:list-item>
                <text:p text:style-name="P6"><text:span text:style-name="T5">教育程度較低 </text:span></text:p>
              </text:list-item>
              <text:list-item>
                <text:p text:style-name="P6"><text:span text:style-name="T5">為老年配偶或為媳婦、女兒</text:span><text:span text:style-name="T5">(</text:span><text:span text:style-name="T5">常有多重角色</text:span><text:span text:style-name="T5">) </text:span></text:p>
              </text:list-item>
              <text:list-item>
                <text:p text:style-name="P6"><text:span text:style-name="T5">自身罹患慢性病 </text:span></text:p>
              </text:list-item>
            </text:list>
            <text:list text:style-name="L8">
              <text:list-header>
                <text:p text:style-name="P11"><text:span text:style-name="T9">照顧是一個年復一年、日復一日，全天二十四小時不眠不休的工作，</text:span></text:p>
                <text:p text:style-name="P11"><text:span text:style-name="T9">默默承受這些喘不過氣來的壓力…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7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家庭照顧者的問題</text:span></text:p>
              </text:list-header>
            </text:list>
          </draw:text-box>
        </draw:frame>
        <draw:frame presentation:style-name="pr5" draw:text-style-name="P2" draw:layer="layout" svg:width="21.37cm" svg:height="11.428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負面情緒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罪惡感：自己哪裡做錯了？哪裡做得不夠？</text:span></text:p>
                  </text:list-item>
                  <text:list-item>
                    <text:p text:style-name="P9"><text:span text:style-name="T5">憤怒：為什麼病都不會好？為什麼病人都不配合治療？為什麼都是我在照顧？為什麼親友不支持我？為什麼上帝</text:span><text:span text:style-name="T5">(</text:span><text:span text:style-name="T5">老天爺、佛祖</text:span><text:span text:style-name="T5">)</text:span><text:span text:style-name="T5">不幫忙？為什麼？為什麼？</text:span></text:p>
                  </text:list-item>
                  <text:list-item>
                    <text:p text:style-name="P9"><text:span text:style-name="T5">失落與哀傷：意識到病人再也不會恢復到原有之功能。</text:span></text:p>
                  </text:list-item>
                  <text:list-item>
                    <text:p text:style-name="P9"><text:span text:style-name="T5">焦慮：緊張焦慮隨著病人病情之變化而起伏。擔憂自己若是生病那麼病人怎麼辦？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8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家庭照顧者的問題</text:span><text:span text:style-name="T5">(2)</text:span></text:p>
              </text:list-header>
            </text:list>
          </draw:text-box>
        </draw:frame>
        <draw:frame presentation:style-name="pr5" draw:text-style-name="P2" draw:layer="layout" svg:width="21.37cm" svg:height="13.503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角色迷惘</text:span><text:span text:style-name="T5">(role confusion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無法指望每個家人都能扮演好自己的角色。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引發家屬間的衝突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夫妻、親子、手足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社會性的影響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社交受限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無法計畫未來</text:span></text:p>
              </text:list-item>
              <text:list-item>
                <text:p text:style-name="P6"><text:span text:style-name="T5">婚姻危機、緊張、壓力相關之身體症狀</text:span></text:p>
              </text:list-item>
            </text:list>
            <text:list text:style-name="L6">
              <text:list-item>
                <text:list>
                  <text:list-header>
                    <text:p text:style-name="P9"><text:span text:style-name="T5"/></text:p>
                  </text:list-header>
                </text:list>
              </text:list-item>
            </text:list>
            <text:list text:style-name="L5">
              <text:list-header>
                <text:p text:style-name="P6"><text:span text:style-name="T5"/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9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投影片編號版面配置區 3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照顧者的生理症狀</text:span></text:p>
              </text:list-header>
            </text:list>
          </draw:text-box>
        </draw:frame>
        <draw:frame presentation:style-name="pr5" draw:text-style-name="P2" draw:layer="layout" svg:width="21.37cm" svg:height="11.457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失眠</text:span></text:p>
              </text:list-item>
              <text:list-item>
                <text:p text:style-name="P6"><text:span text:style-name="T5">眩暈</text:span></text:p>
              </text:list-item>
              <text:list-item>
                <text:p text:style-name="P6"><text:span text:style-name="T5">頭痛</text:span></text:p>
              </text:list-item>
              <text:list-item>
                <text:p text:style-name="P6"><text:span text:style-name="T5">背痛</text:span></text:p>
              </text:list-item>
              <text:list-item>
                <text:p text:style-name="P6"><text:span text:style-name="T5">腸胃不適</text:span></text:p>
              </text:list-item>
              <text:list-item>
                <text:p text:style-name="P6"><text:span text:style-name="T5">心悸</text:span></text:p>
              </text:list-item>
              <text:list-item>
                <text:p text:style-name="P6"><text:span text:style-name="T5">呼吸急促</text:span></text:p>
              </text:list-item>
              <text:list-item>
                <text:p text:style-name="P6"><text:span text:style-name="T5">比以往容易生病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0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照顧者的心理症狀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情緒反應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憂鬱；焦慮；憤怒；挫折；失眠；沮喪；耗竭；不安；生氣；害怕；孤單；無奈；罪惡感。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認知反應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注意力降低</text:span><text:span text:style-name="T11">；</text:span><text:span text:style-name="T10">記憶力</text:span><text:span text:style-name="T5">降低</text:span><text:span text:style-name="T11">；</text:span><text:span text:style-name="T10">創造力</text:span><text:span text:style-name="T5">降低</text:span><text:span text:style-name="T10">；決策能力</text:span><text:span text:style-name="T11">降低；思考窄化。</text:span></text:p>
                  </text:list-item>
                </text:list>
              </text:list-item>
            </text:list>
            <text:list text:style-name="L8">
              <text:list-header>
                <text:p text:style-name="P11"><text:span text:style-name="T11"/></text:p>
              </text:list-header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10"><text:span text:style-name="T1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照顧者的心理症狀</text:span><text:span text:style-name="T5">(</text:span><text:span text:style-name="T5">續</text:span><text:span text:style-name="T5">)</text:span></text:p>
              </text:list-header>
            </text:list>
          </draw:text-box>
        </draw:frame>
        <draw:frame presentation:style-name="pr5" draw:text-style-name="P2" draw:layer="layout" svg:width="18.773cm" svg:height="10.346cm" svg:x="2.327cm" svg:y="6.561cm" presentation:class="outline" presentation:user-transformed="true">
          <draw:text-box>
            <text:list text:style-name="L5">
              <text:list-item>
                <text:p text:style-name="P6"><text:span text:style-name="T5">55%</text:span><text:span text:style-name="T5">自覺健康變差</text:span><text:span text:style-name="T5">(1991</text:span><text:span text:style-name="T5">台灣</text:span><text:span text:style-name="T5">, </text:span><text:span text:style-name="T5">老人照顧者</text:span><text:span text:style-name="T5">)</text:span></text:p>
              </text:list-item>
              <text:list-item>
                <text:p text:style-name="P6"><text:span text:style-name="T5">43.1%</text:span><text:span text:style-name="T5">覺得身心負擔非常嚴重；</text:span><text:span text:style-name="T5">43.3%</text:span><text:span text:style-name="T5">覺得有點重</text:span><text:span text:style-name="T5">(2000</text:span><text:span text:style-name="T5">台灣</text:span><text:span text:style-name="T5">, </text:span><text:span text:style-name="T5">身心障礙照顧者</text:span><text:span text:style-name="T5">)</text:span></text:p>
              </text:list-item>
              <text:list-item>
                <text:p text:style-name="P6"><text:span text:style-name="T5">照顧者與受照顧者的情感關係越強烈、照顧時間越長，則照顧者的負荷越大。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2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5">照顧者的負擔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社交生活與人際關係方面：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婚姻、工作、休閒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財物經濟狀況：</text:span></text:p>
              </text:list-item>
            </text:list>
            <text:list text:style-name="L8">
              <text:list-header>
                <text:p text:style-name="P12"><text:span text:style-name="T5"><text:s text:c="5"/></text:span><text:span text:style-name="T12">■</text:span><text:span text:style-name="T7">醫療支出</text:span></text:p>
                <text:p text:style-name="P12"><text:span text:style-name="T7"><text:s text:c="6"/></text:span><text:span text:style-name="T12">■</text:span><text:span text:style-name="T7">工作與家庭角色衝突</text:span></text:p>
                <text:p text:style-name="P12"><text:span text:style-name="T7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3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3">協助</text:span><text:span text:style-name="T14">家庭</text:span><text:span text:style-name="T13">主要</text:span><text:span text:style-name="T14">照顧者</text:span><text:span text:style-name="T13">因應壓力的方法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協助抒解壓力 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做好本份內的工作</text:span></text:p>
                  </text:list-item>
                  <text:list-item>
                    <text:p text:style-name="P9"><text:span text:style-name="T5">協助找到抒解壓力的活動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協助問題的解決 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協助辨認</text:span><text:span text:style-name="T11">照顧</text:span><text:span text:style-name="T5">上碰到的問題</text:span></text:p>
                  </text:list-item>
                  <text:list-item>
                    <text:p text:style-name="P9"><text:span text:style-name="T5">協助找尋解決問題的方法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14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13">協助</text:span><text:span text:style-name="T14">家庭</text:span><text:span text:style-name="T13">主要</text:span><text:span text:style-name="T14">照顧者</text:span><text:span text:style-name="T13">因應壓力的方法</text:span><text:span text:style-name="T13">(2)</text:span></text:p>
              </text:list-header>
            </text:list>
          </draw:text-box>
        </draw:frame>
        <draw:frame presentation:style-name="pr5" draw:text-style-name="P2" draw:layer="layout" svg:width="21.37cm" svg:height="10.674cm" svg:x="2.328cm" svg:y="6.561cm" presentation:class="outline" presentation:user-transformed="true">
          <draw:text-box>
            <text:list text:style-name="L5">
              <text:list-item>
                <text:p text:style-name="P13"><text:span text:style-name="T5">提供專業知識的指導照顧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5">疾病的診斷、病因、治療內容、預後、壓力對疾病所扮演的角色</text:span></text:p>
                  </text:list-item>
                  <text:list-item>
                    <text:p text:style-name="P14"><text:span text:style-name="T5">疾病再發的徵兆</text:span></text:p>
                  </text:list-item>
                  <text:list-item>
                    <text:p text:style-name="P14"><text:span text:style-name="T5">預後</text:span></text:p>
                    <text:list>
                      <text:list-item>
                        <text:p text:style-name="P15"><text:span text:style-name="T5">病人的病前人格</text:span></text:p>
                      </text:list-item>
                      <text:list-item>
                        <text:p text:style-name="P15"><text:span text:style-name="T5">對藥物的反應</text:span></text:p>
                      </text:list-item>
                      <text:list-item>
                        <text:p text:style-name="P15"><text:span text:style-name="T5">對疾病領悟與接受的程度</text:span></text:p>
                      </text:list-item>
                      <text:list-item>
                        <text:p text:style-name="P15"><text:span text:style-name="T5">是否有長期支持的環境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13"><text:span text:style-name="T5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5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3">協助</text:span><text:span text:style-name="T14">家庭</text:span><text:span text:style-name="T13">主要</text:span><text:span text:style-name="T14">照顧者</text:span><text:span text:style-name="T13">因應壓力的方法</text:span><text:span text:style-name="T13">(3)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4"><text:span text:style-name="T7">提供情緒上的支持 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肯定和稱讚</text:span></text:p>
                  </text:list-item>
                  <text:list-item>
                    <text:p text:style-name="P15"><text:span text:style-name="T15">確認</text:span><text:span text:style-name="T10">照顧者</text:span><text:span text:style-name="T15">的經驗</text:span></text:p>
                  </text:list-item>
                  <text:list-item>
                    <text:p text:style-name="P15"><text:span text:style-name="T15">對未來的希望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7">提供所需的資訊 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瞭解</text:span><text:span text:style-name="T10">照顧者</text:span><text:span text:style-name="T15">所需的資訊</text:span></text:p>
                  </text:list-item>
                  <text:list-item>
                    <text:p text:style-name="P15"><text:span text:style-name="T15">資源介紹和向督導回報</text:span>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7">提供社會資源：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日間照護、送餐服務、居家勞務協助、喘息照顧服務</text:span></text:p>
                  </text:list-item>
                </text:list>
              </text:list-item>
            </text:list>
            <text:list text:style-name="L5">
              <text:list-header>
                <text:p text:style-name="P15"><text:span text:style-name="T15"/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16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13">協助</text:span><text:span text:style-name="T14">家庭</text:span><text:span text:style-name="T13">主要</text:span><text:span text:style-name="T14">照顧者</text:span><text:span text:style-name="T13">因應壓力的方法</text:span><text:span text:style-name="T13">(4)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協助家屬自助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慢性疾病的哀悼</text:span></text:p>
                    <text:list>
                      <text:list-item>
                        <text:p text:style-name="P10"><text:span text:style-name="T5">哀悼的過程包括了接受疾病的狀態是長久的這個觀點。</text:span></text:p>
                      </text:list-item>
                      <text:list-item>
                        <text:p text:style-name="P10"><text:span text:style-name="T5">病人因病能力受損</text:span><text:span text:style-name="T5">(</text:span><text:span text:style-name="T5">工作、學業…</text:span><text:span text:style-name="T5">)</text:span><text:span text:style-name="T5">，無法結婚、無法獨立生活、無法養家… </text:span></text:p>
                      </text:list-item>
                    </text:list>
                  </text:list-item>
                  <text:list-item>
                    <text:p text:style-name="P9"><text:span text:style-name="T5">選擇一個屬於自己的生活</text:span></text:p>
                  </text:list-item>
                  <text:list-item>
                    <text:p text:style-name="P9"><text:span text:style-name="T5">減少家人間的衝突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7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預設" presentation:use-date-time-name="dtd1">
        <draw:frame presentation:style-name="pr7" draw:text-style-name="P2" draw:layer="layout" svg:width="21.611cm" svg:height="2.774cm" svg:x="2.317cm" svg:y="2.317cm" presentation:class="title" presentation:user-transformed="true">
          <draw:text-box>
            <text:list text:style-name="L4">
              <text:list-header>
                <text:p text:style-name="P5"><text:span text:style-name="T13">協助</text:span><text:span text:style-name="T14">家庭</text:span><text:span text:style-name="T13">主要</text:span><text:span text:style-name="T14">照顧者</text:span><text:span text:style-name="T13">因應壓力的方法</text:span><text:span text:style-name="T13">(5)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讓家屬成為倡導者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發展專業知識</text:span></text:p>
                  </text:list-item>
                  <text:list-item>
                    <text:p text:style-name="P9"><text:span text:style-name="T5">和專業人員合作</text:span></text:p>
                  </text:list-item>
                  <text:list-item>
                    <text:p text:style-name="P9"><text:span text:style-name="T5">和機構協商</text:span></text:p>
                  </text:list-item>
                  <text:list-item>
                    <text:p text:style-name="P9"><text:span text:style-name="T5">成為社區、法案、政策的倡導者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1cm" svg:y="24.126cm">
            <text:list text:style-name="L3">
              <text:list-header>
                <text:p text:style-name="P4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8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的十大權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6"><text:span text:style-name="T5">1.</text:span><text:span text:style-name="T5">我有權利</text:span><text:span text:style-name="T11">照顧</text:span><text:span text:style-name="T5">自己。</text:span></text:p>
              </text:list-item>
              <text:list-item>
                <text:p text:style-name="P6"><text:span text:style-name="T5">2.</text:span><text:span text:style-name="T5">我有權利尋求別人的幫助。</text:span></text:p>
              </text:list-item>
              <text:list-item>
                <text:p text:style-name="P6"><text:span text:style-name="T5">3.</text:span><text:span text:style-name="T5">我有權利維持我的個人生活。</text:span></text:p>
              </text:list-item>
              <text:list-item>
                <text:p text:style-name="P6"><text:span text:style-name="T5">4.</text:span><text:span text:style-name="T5">我有權利在合理的範圍內做一些「只為我自己」的事。</text:span></text:p>
              </text:list-item>
              <text:list-item>
                <text:p text:style-name="P6"><text:span text:style-name="T5">5.</text:span><text:span text:style-name="T5">我有權利偶爾表達情緒。</text:span></text:p>
                <text:p text:style-name="P6"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19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的十大權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4"><text:span text:style-name="T7">6.</text:span><text:span text:style-name="T7">我有權利拒絕其他親人有意無意經由罪惡感、生氣、憂鬱來操縱我。</text:span></text:p>
              </text:list-item>
              <text:list-item>
                <text:p text:style-name="P14"><text:span text:style-name="T7">7.</text:span><text:span text:style-name="T7">我有權利接受他人的體恤、情感、諒解以及接納我對被</text:span><text:span text:style-name="T17">照顧</text:span><text:span text:style-name="T7">的親人所做的事。</text:span></text:p>
              </text:list-item>
              <text:list-item>
                <text:p text:style-name="P14"><text:span text:style-name="T7">8.</text:span><text:span text:style-name="T7">我有權利對我所完成的事感到自豪、為我的勇氣鼓掌。</text:span></text:p>
              </text:list-item>
              <text:list-item>
                <text:p text:style-name="P14"><text:span text:style-name="T7">9.</text:span><text:span text:style-name="T7">我有權利保護我的獨立個體性，保護追求個人生活的權利。</text:span></text:p>
              </text:list-item>
              <text:list-item>
                <text:p text:style-name="P14"><text:span text:style-name="T7">10.</text:span><text:span text:style-name="T7">我有權利期待並要求國家對「被</text:span><text:span text:style-name="T17">照顧者</text:span><text:span text:style-name="T7">」及「</text:span><text:span text:style-name="T17">照顧者</text:span><text:span text:style-name="T7">」有進一步的協助。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20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661cm" svg:x="2.328cm" svg:y="6.561cm" presentation:class="outline" presentation:user-transformed="true">
          <draw:text-box>
            <text:list text:style-name="L5">
              <text:list-item>
                <text:p text:style-name="P14"><text:span text:style-name="T17">1.</text:span><text:span text:style-name="T17">我健康，患者才健康！</text:span></text:p>
              </text:list-item>
              <text:list-item>
                <text:p text:style-name="P14"><text:span text:style-name="T7">× </text:span><text:span text:style-name="T7">常見的迷思：只要患者好就好，我沒關係！</text:span></text:p>
              </text:list-item>
              <text:list-item>
                <text:p text:style-name="P14"><text:span text:style-name="T7">○</text:span><text:span text:style-name="T7">合理的想法：唯有我健康快樂，才會有健康快樂的患者！</text:span></text:p>
              </text:list-item>
              <text:list-item>
                <text:p text:style-name="P14"><text:span text:style-name="T17">2.</text:span><text:span text:style-name="T17">有足夠休息，才能照顧好患者！</text:span></text:p>
              </text:list-item>
              <text:list-item>
                <text:p text:style-name="P14"><text:span text:style-name="T7">× </text:span><text:span text:style-name="T7">常見的迷思：我要用生命中的每一分、每一秒來</text:span><text:span text:style-name="T17">照顧</text:span><text:span text:style-name="T7">患者，直到他痊癒為止！</text:span></text:p>
              </text:list-item>
              <text:list-item>
                <text:p text:style-name="P14"><text:span text:style-name="T17">○</text:span><text:span text:style-name="T7">合理的想法：唯有適當地讓自己喘息，才能有更好的照護品質！</text:span></text:p>
                <text:p text:style-name="P14"><text:span text:style-name="T7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2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9"><text:span text:style-name="T17">3.</text:span><text:span text:style-name="T17">一定有人可以協助我！</text:span></text:p>
              </text:list-item>
              <text:list-item>
                <text:p text:style-name="P9"><text:span text:style-name="T7">× </text:span><text:span text:style-name="T7">常見的迷思：除了我，沒有人能搞定他！</text:span></text:p>
              </text:list-item>
              <text:list-item>
                <text:p text:style-name="P9"><text:span text:style-name="T7">○</text:span><text:span text:style-name="T7">合理的想法：一定有更專業、更有經驗的人，可以協助我</text:span><text:span text:style-name="T17">照顧</text:span><text:span text:style-name="T7">失能、失智親人！</text:span></text:p>
              </text:list-item>
              <text:list-item>
                <text:p text:style-name="P9"><text:span text:style-name="T17">4.</text:span><text:span text:style-name="T17">支援愈多，愈能事半功倍！</text:span></text:p>
              </text:list-item>
              <text:list-item>
                <text:p text:style-name="P9"><text:span text:style-name="T7">× </text:span><text:span text:style-name="T7">常見的迷思：我一個人承擔就好，我還撐得下去！</text:span></text:p>
              </text:list-item>
              <text:list-item>
                <text:p text:style-name="P9"><text:span text:style-name="T7">○</text:span><text:span text:style-name="T7">合理的想法：如果有更多人的協助，照護工作可以做得更好！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22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5"><text:span text:style-name="T10">5.</text:span><text:span text:style-name="T10">情緒應疏通，不應阻塞！</text:span></text:p>
              </text:list-item>
              <text:list-item>
                <text:p text:style-name="P15"><text:span text:style-name="T15">× </text:span><text:span text:style-name="T15">常見的迷思：為了</text:span><text:span text:style-name="T10">照顧</text:span><text:span text:style-name="T15">好患者，我不該抱怨、生氣，也沒有時間沮喪！</text:span></text:p>
              </text:list-item>
              <text:list-item>
                <text:p text:style-name="P15"><text:span text:style-name="T15">○</text:span><text:span text:style-name="T15">合理的想法：我該誠實面對自己的情緒，並給情緒一個出口！</text:span></text:p>
              </text:list-item>
              <text:list-item>
                <text:p text:style-name="P15"><text:span text:style-name="T10">6.</text:span><text:span text:style-name="T10">我做的是很有價值的事！</text:span></text:p>
              </text:list-item>
              <text:list-item>
                <text:p text:style-name="P15"><text:span text:style-name="T15">× </text:span><text:span text:style-name="T15">常見的迷思：我每天</text:span><text:span text:style-name="T10">照顧</text:span><text:span text:style-name="T15">一個永不會復原的患者，對社會沒有貢獻，沒賺錢又沒社會地位，變成一個沒用的人！</text:span></text:p>
              </text:list-item>
              <text:list-item>
                <text:p text:style-name="P15"><text:span text:style-name="T15">○</text:span><text:span text:style-name="T15">合理的想法：</text:span><text:span text:style-name="T10">照顧</text:span><text:span text:style-name="T15">生病的家人對整個</text:span><text:span text:style-name="T10">家庭</text:span><text:span text:style-name="T15">、對社會都有重要的貢獻。我是一個有價值、值得尊敬的人！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23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2.288cm" svg:x="2.328cm" svg:y="6.561cm" presentation:class="outline" presentation:user-transformed="true">
          <draw:text-box>
            <text:list text:style-name="L5">
              <text:list-item>
                <text:p text:style-name="P16"><text:span text:style-name="T17">7.</text:span><text:span text:style-name="T17">肯定並獎賞自己！</text:span></text:p>
              </text:list-item>
              <text:list-item>
                <text:p text:style-name="P16"><text:span text:style-name="T7">× </text:span><text:span text:style-name="T7">常見的迷思：</text:span><text:span text:style-name="T17">照顧</text:span><text:span text:style-name="T7">家人是天經地義的，沒什麼好鼓勵的。</text:span></text:p>
              </text:list-item>
              <text:list-item>
                <text:p text:style-name="P16"><text:span text:style-name="T7">○</text:span><text:span text:style-name="T7">合理的想法：我做的事情很重要，值得鼓勵與肯定！ </text:span></text:p>
              </text:list-item>
              <text:list-item>
                <text:p text:style-name="P16"><text:span text:style-name="T17">8.</text:span><text:span text:style-name="T17">應多與他人交流與學習照護技巧</text:span></text:p>
              </text:list-item>
              <text:list-item>
                <text:p text:style-name="P16"><text:span text:style-name="T7">× </text:span><text:span text:style-name="T7">常見的迷思：家人失能、失智已夠讓人操煩的了，我只要盡力</text:span><text:span text:style-name="T17">照顧</text:span><text:span text:style-name="T7">他就好，不用跟別人說，而且跟別人說也沒有用。</text:span></text:p>
              </text:list-item>
              <text:list-item>
                <text:p text:style-name="P16"><text:span text:style-name="T7">○</text:span><text:span text:style-name="T7">合理的想法：我應該多多和有相同經驗的人交流，學習更多寶貴經驗。</text:span></text:p>
                <text:p text:style-name="P16"><text:span text:style-name="T7"/></text:p>
                <text:p text:style-name="P16"><text:span text:style-name="T7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24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預設" presentation:use-date-time-name="dtd1"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list text:style-name="L4">
              <text:list-header>
                <text:p text:style-name="P5"><text:span text:style-name="T16">照顧者</text:span><text:span text:style-name="T5">十大心理調適</text:span></text:p>
              </text:list-header>
            </text:list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5">
              <text:list-item>
                <text:p text:style-name="P15"><text:span text:style-name="T10">9.</text:span><text:span text:style-name="T10">寫下照顧日誌，方便他人接手</text:span></text:p>
              </text:list-item>
              <text:list-item>
                <text:p text:style-name="P15"><text:span text:style-name="T15">× </text:span><text:span text:style-name="T15">常見的迷思：太累了，沒時間記</text:span><text:span text:style-name="T10">照顧</text:span><text:span text:style-name="T15">的細節，就算寫了，也沒人會看！</text:span></text:p>
              </text:list-item>
              <text:list-item>
                <text:p text:style-name="P15"><text:span text:style-name="T15">○</text:span><text:span text:style-name="T15">合理的想法：分享自己的</text:span><text:span text:style-name="T10">照顧</text:span><text:span text:style-name="T15">方法，可增加他人</text:span><text:span text:style-name="T10">照顧</text:span><text:span text:style-name="T15">的成功經驗，對失能、失智親人更好。</text:span></text:p>
              </text:list-item>
              <text:list-item>
                <text:p text:style-name="P15"><text:span text:style-name="T10">10.</text:span><text:span text:style-name="T10">在不影響照護工作下，應有正常的社交活動。</text:span></text:p>
              </text:list-item>
              <text:list-item>
                <text:p text:style-name="P15"><text:span text:style-name="T15">× </text:span><text:span text:style-name="T15">常見的迷思：在家人患病期間，我應該把自己所有事放下，等到以後再說。</text:span></text:p>
              </text:list-item>
              <text:list-item>
                <text:p text:style-name="P15"><text:span text:style-name="T15">○</text:span><text:span text:style-name="T15">合理的想法：即使須</text:span><text:span text:style-name="T10">照顧</text:span><text:span text:style-name="T15">患者，我也會在條件許可下，盡量維持我原有的社交圈及活動。</text:span></text:p>
                <text:p text:style-name="P15"><text:span text:style-name="T15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5cm" draw:page-number="25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3366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預設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標楷體" style:font-family-generic="script" style:font-pitch="fixed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標楷體" style:font-family-generic="script" style:font-pitch="fixed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標楷體" style:font-family-generic="script" style:font-pitch="fixed" fo:font-size="28pt" fo:font-style="normal" fo:text-shadow="none" style:text-underline-style="none" fo:font-weight="normal" style:font-family-asian="標楷體" style:font-family-generic-asian="script" style:font-pitch-asian="fixed" style:font-size-asian="28pt" style:font-style-asian="normal" style:font-weight-asian="normal" style:font-family-complex="標楷體" style:font-family-generic-complex="script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4pt" fo:font-style="normal" fo:text-shadow="none" style:text-underline-style="none" fo:font-weight="normal" style:font-family-asian="標楷體" style:font-family-generic-asian="script" style:font-pitch-asian="fixed" style:font-size-asian="24pt" style:font-style-asian="normal" style:font-weight-asian="normal" style:font-family-complex="標楷體" style:font-family-generic-complex="script" style:font-pitch-complex="fixed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003366" fo:font-size="75%"/>
          </text:list-level-style-number>
          <text:list-level-style-bullet text:level="2" text:bullet-char="–">
            <style:list-level-properties text:space-before="1.27cm"/>
            <style:text-properties fo:font-family="標楷體" style:font-family-generic="script" style:font-pitch="fixed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標楷體" style:font-family-generic="script" style:font-pitch="fixed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標楷體" style:font-family-generic="script" style:font-pitch="fixed" fo:font-size="28pt" fo:font-style="normal" fo:text-shadow="none" style:text-underline-style="none" fo:font-weight="normal" style:font-family-asian="標楷體" style:font-family-generic-asian="script" style:font-pitch-asian="fixed" style:font-size-asian="28pt" style:font-style-asian="normal" style:font-weight-asian="normal" style:font-family-complex="標楷體" style:font-family-generic-complex="script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預設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標楷體" style:font-family-generic="script" style:font-pitch="fixed" fo:font-size="36pt" fo:font-style="normal" fo:text-shadow="none" style:text-underline-style="none" fo:font-weight="bold" style:font-family-asian="標楷體" style:font-family-generic-asian="script" style:font-pitch-asian="fixed" style:font-size-asian="36pt" style:font-style-asian="normal" style:font-weight-asian="bold" style:font-family-complex="標楷體" style:font-family-generic-complex="script" style:font-pitch-complex="fixed" style:font-size-complex="36pt" style:font-style-complex="normal" style:font-weight-complex="bold" style:text-emphasize="none" style:font-relief="none" style:text-overline-style="none" style:text-overline-color="font-color"/>
    </style:style>
    <style:style style:name="標題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標題1-notes" style:family="presentation">
      <style:graphic-properties draw:stroke="none" draw:fill="none">
        <text:list-style style:name="標題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標題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標楷體" style:font-family-generic="script" style:font-pitch="fixed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標楷體" style:font-family-generic="script" style:font-pitch="fixed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標楷體" style:font-family-generic="script" style:font-pitch="fixed" fo:font-size="28pt" fo:font-style="normal" fo:text-shadow="none" style:text-underline-style="none" fo:font-weight="normal" style:letter-kerning="true" style:font-family-asian="標楷體" style:font-family-generic-asian="script" style:font-pitch-asian="fixed" style:font-size-asian="28pt" style:font-style-asian="normal" style:font-weight-asian="normal" style:font-family-complex="標楷體" style:font-family-generic-complex="script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標題1-outline2" style:family="presentation" style:parent-style-name="標題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4pt" fo:font-style="normal" fo:text-shadow="none" style:text-underline-style="none" fo:font-weight="normal" style:font-family-asian="標楷體" style:font-family-generic-asian="script" style:font-pitch-asian="fixed" style:font-size-asian="24pt" style:font-style-asian="normal" style:font-weight-asian="normal" style:font-family-complex="標楷體" style:font-family-generic-complex="script" style:font-pitch-complex="fixed" style:font-size-complex="24pt" style:font-style-complex="normal" style:font-weight-complex="normal" style:font-relief="none"/>
    </style:style>
    <style:style style:name="標題1-outline3" style:family="presentation" style:parent-style-name="標題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標題1-outline4" style:family="presentation" style:parent-style-name="標題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標題1-outline5" style:family="presentation" style:parent-style-name="標題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標題1-outline6" style:family="presentation" style:parent-style-name="標題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標題1-outline7" style:family="presentation" style:parent-style-name="標題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標題1-outline8" style:family="presentation" style:parent-style-name="標題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標題1-outline9" style:family="presentation" style:parent-style-name="標題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標楷體" style:font-family-generic="script" style:font-pitch="fixed" fo:font-size="20pt" fo:font-style="normal" fo:text-shadow="none" style:text-underline-style="none" fo:font-weight="normal" style:font-family-asian="標楷體" style:font-family-generic-asian="script" style:font-pitch-asian="fixed" style:font-size-asian="20pt" style:font-style-asian="normal" style:font-weight-asian="normal" style:font-family-complex="標楷體" style:font-family-generic-complex="script" style:font-pitch-complex="fixed" style:font-size-complex="20pt" style:font-style-complex="normal" style:font-weight-complex="normal" style:font-relief="none"/>
    </style:style>
    <style:style style:name="標題1-subtitle" style:family="presentation">
      <style:graphic-properties draw:stroke="none" draw:fill="none" draw:textarea-vertical-align="middle">
        <text:list-style style:name="標題1-subtitle">
          <text:list-level-style-number text:level="1" style:num-format="">
            <style:list-level-properties/>
            <style:text-properties fo:color="#003366" fo:font-size="75%"/>
          </text:list-level-style-number>
          <text:list-level-style-bullet text:level="2" text:bullet-char="–">
            <style:list-level-properties text:space-before="1.27cm"/>
            <style:text-properties fo:font-family="標楷體" style:font-family-generic="script" style:font-pitch="fixed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標楷體" style:font-family-generic="script" style:font-pitch="fixed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標楷體" style:font-family-generic="script" style:font-pitch="fixed" fo:font-size="28pt" fo:font-style="normal" fo:text-shadow="none" style:text-underline-style="none" fo:font-weight="normal" style:letter-kerning="true" style:font-family-asian="標楷體" style:font-family-generic-asian="script" style:font-pitch-asian="fixed" style:font-size-asian="28pt" style:font-style-asian="normal" style:font-weight-asian="normal" style:font-family-complex="標楷體" style:font-family-generic-complex="script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標題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標題1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標楷體" style:font-family-generic="script" style:font-pitch="fixed" fo:font-size="36pt" fo:font-style="normal" fo:text-shadow="none" style:text-underline-style="none" fo:font-weight="bold" style:letter-kerning="true" style:font-family-asian="標楷體" style:font-family-generic-asian="script" style:font-pitch-asian="fixed" style:font-size-asian="36pt" style:font-style-asian="normal" style:font-weight-asian="bold" style:font-family-complex="標楷體" style:font-family-generic-complex="script" style:font-pitch-complex="fixe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9cc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99cc99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00336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36cm" fo:min-width="0cm" fo:wrap-option="wrap"/>
    </style:style>
    <style:style style:name="Mpr3" style:family="presentation" style:parent-style-name="預設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預設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預設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預設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標題1-backgroundobjects" style:list-style-name="ML3">
      <style:graphic-properties draw:stroke="none" draw:fill="none" draw:fill-color="#ffffff" draw:auto-grow-height="false" draw:auto-grow-width="false" fo:min-height="1.32cm" fo:min-width="0cm" fo:wrap-option="wrap"/>
    </style:style>
    <style:style style:name="Mpr8" style:family="presentation" style:parent-style-name="標題1-backgroundobjects">
      <style:graphic-properties draw:stroke="none" draw:fill="none" draw:fill-color="#ffffff" draw:auto-grow-height="false" draw:auto-grow-width="false" fo:min-height="1.32cm" fo:min-width="0cm" fo:wrap-option="wrap"/>
    </style:style>
    <style:style style:name="Mpr9" style:family="presentation" style:parent-style-name="標題1-backgroundobjects" style:list-style-name="ML3">
      <style:graphic-properties draw:stroke="none" draw:fill="none" draw:fill-color="#ffffff" draw:auto-grow-height="false" draw:auto-grow-width="false" fo:min-height="1.363cm" fo:min-width="0cm" fo:wrap-option="wrap"/>
    </style:style>
    <style:style style:name="Mpr10" style:family="presentation" style:parent-style-name="標題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標題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標題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標題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punctuation-wrap="hanging" style:line-break="strict" style:writing-mode="lr-tb"/>
    </style:style>
    <style:style style:name="M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language-asian="zh" style:country-asian="TW" style:font-size-complex="12pt"/>
    </style:style>
    <style:style style:name="MT4" style:family="text">
      <style:text-properties fo:color="#ffffff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size="26pt" fo:language="en" fo:country="US" fo:font-weight="bold" style:font-size-asian="26pt" style:language-asian="zh" style:country-asian="TW" style:font-weight-asian="bold" style:font-size-complex="26pt" style:font-weight-complex="bold"/>
    </style:style>
    <text:list-style style:name="ML1">
      <text:list-level-style-number text:level="1" style:num-format="">
        <style:list-level-properties/>
        <style:text-properties fo:color="#0033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g draw:name="Group 2">
        <draw:g draw:name="Group 3">
          <draw:custom-shape draw:name="Rectangle 4" draw:style-name="Mgr3" draw:text-style-name="MP3" draw:layer="backgroundobjects" svg:width="2.117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name="Freeform 5" draw:style-name="Mgr4" draw:text-style-name="MP3" draw:layer="backgroundobjects" svg:width="7.62cm" svg:height="3.241cm" svg:x="1.27cm" svg:y="0cm">
            <text:p/>
            <draw:enhanced-geometry svg:viewBox="0 0 1728 735" draw:extrusion-allowed="true" draw:text-areas="0 0 1728 735" draw:glue-points="1728 0 1728 480 380 482 354 480 308 489 246 531 206 597 192 666 192 735 0 735 0 480 0 0 1728 0" draw:type="mso-spt100" draw:enhanced-path="M 1728 0 L 1728 480 380 482 354 480 308 489 C 290 498 263 513 246 531 229 549 215 574 206 597 197 620 194 643 192 666 L 192 735 0 735 0 480 0 0 1728 0 Z N"/>
          </draw:custom-shape>
        </draw:g>
        <draw:g draw:name="Group 6">
          <draw:custom-shape draw:name="AutoShape 7" draw:style-name="Mgr5" draw:text-style-name="MP3" draw:layer="backgroundobjects" svg:width="19.474cm" svg:height="0.882cm" svg:x="1.693cm" svg:y="5.50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8" draw:style-name="Mgr5" draw:text-style-name="MP3" draw:layer="backgroundobjects" svg:width="1.094cm" svg:height="0.887cm" svg:x="0.635cm" svg:y="5.503cm">
            <text:p/>
  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  </draw:custom-shape>
        </draw:g>
      </draw:g>
      <draw:frame presentation:style-name="預設-title" draw:layer="backgroundobjects" svg:width="21.611cm" svg:height="2.774cm" svg:x="2.317cm" svg:y="2.316cm" presentation:class="title" presentation:placeholder="true">
        <draw:text-box/>
      </draw:frame>
      <draw:frame presentation:style-name="預設-outline1" draw:layer="backgroundobjects" svg:width="21.37cm" svg:height="10.346cm" svg:x="2.328cm" svg:y="6.561cm" presentation:class="outline" presentation:placeholder="true">
        <draw:text-box/>
      </draw:frame>
      <draw:frame presentation:style-name="Mpr1" draw:layer="backgroundobjects" svg:width="5.918cm" svg:height="1.319cm" svg:x="6.773cm" svg:y="17.356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7cm" svg:height="1.319cm" svg:x="16.086cm" svg:y="17.356cm" presentation:class="footer">
        <draw:text-box>
          <text:p/>
        </draw:text-box>
      </draw:frame>
      <draw:frame presentation:style-name="Mpr2" draw:layer="backgroundobjects" svg:width="1.631cm" svg:height="1.359cm" svg:x="0.233cm" svg:y="17.338cm" presentation:class="page-number">
        <draw:text-box>
          <text:list text:style-name="ML2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1" style:page-layout-name="PM1" draw:style-name="Mdp1">
      <draw:g draw:name="Group 2">
        <draw:custom-shape draw:name="Rectangle 3" draw:style-name="Mgr3" draw:text-style-name="MP3" draw:layer="backgroundobjects" svg:width="12.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AutoShape 4" draw:style-name="Mgr7" draw:text-style-name="MP3" draw:layer="backgroundobjects" svg:width="14.393cm" svg:height="5.291cm" svg:x="1.905cm" svg:y="2.75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 draw:name="Group 5">
        <draw:custom-shape draw:name="AutoShape 6" draw:style-name="Mgr5" draw:text-style-name="MP3" draw:layer="backgroundobjects" svg:width="12.85cm" svg:height="0.882cm" svg:x="10.089cm" svg:y="13.582cm">
          <text:p/>
          <draw:enhanced-geometry svg:viewBox="0 0 21600 21600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0.723cm" svg:height="0.886cm" svg:x="22.913cm" svg:y="13.58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g>
      <draw:frame presentation:style-name="標題1-title" draw:layer="backgroundobjects" svg:width="21.611cm" svg:height="2.774cm" svg:x="2.317cm" svg:y="2.316cm" presentation:class="title" presentation:placeholder="true">
        <draw:text-box/>
      </draw:frame>
      <draw:frame presentation:style-name="標題1-outline1" draw:layer="backgroundobjects" svg:width="21.37cm" svg:height="10.346cm" svg:x="2.328cm" svg:y="6.561cm" presentation:class="outline" presentation:placeholder="true">
        <draw:text-box/>
      </draw:frame>
      <draw:frame presentation:style-name="Mpr7" draw:text-style-name="MP9" draw:layer="backgroundobjects" svg:width="5.918cm" svg:height="1.319cm" svg:x="6.773cm" svg:y="17.356cm" presentation:class="date-time">
        <draw:text-box>
          <text:list text:style-name="ML3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8" draw:text-style-name="MP9" draw:layer="backgroundobjects" svg:width="8.047cm" svg:height="1.319cm" svg:x="16.086cm" svg:y="17.356cm" presentation:class="footer">
        <draw:text-box>
          <text:p/>
        </draw:text-box>
      </draw:frame>
      <draw:frame presentation:style-name="Mpr9" draw:text-style-name="MP11" draw:layer="backgroundobjects" svg:width="1.631cm" svg:height="1.362cm" svg:x="0.211cm" svg:y="17.353cm" presentation:class="page-number">
        <draw:text-box>
          <text:list text:style-name="ML3">
            <text:list-header>
              <text:p text:style-name="MP10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19.05cm" svg:height="25.4cm" svg:x="0cm" svg:y="0cm">
          <text:p/>
        </draw:rect>
        <draw:frame presentation:style-name="Mpr10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1" draw:text-style-name="MP6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標題1-title" draw:layer="backgroundobjects" svg:width="12.7cm" svg:height="9.526cm" svg:x="3.175cm" svg:y="1.904cm" presentation:class="page"/>
        <draw:frame presentation:style-name="標題1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 長期照護者家屬之心理負荷</dc:title>
    <meta:initial-creator>user</meta:initial-creator>
    <meta:creation-date>2004-10-13T22:19:36</meta:creation-date>
    <dc:creator>張簡稜剛 </dc:creator>
    <dc:date>2011-02-22T11:20:20.86</dc:date>
    <meta:editing-cycles>81</meta:editing-cycles>
    <meta:editing-duration>PT20H16M50S</meta:editing-duration>
    <meta:generator>OpenOffice.org/3.2$Win32 OpenOffice.org_project/320m18$Build-9502</meta:generator>
    <meta:document-statistic meta:object-count="162"/>
  </office:meta>
</office:document-meta>
</file>